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75in" style:rel-column-width="32767*"/>
    </style:style>
    <style:style style:name="Table3.B" style:family="table-column">
      <style:table-column-properties style:column-width="3.75in" style:rel-column-width="32768*"/>
    </style:style>
    <style:style style:name="Table3.A1" style:family="table-cell">
      <style:table-cell-properties fo:padding="0.1in" fo:border="none" style:writing-mode="page"/>
    </style:style>
    <style:style style:name="Table3.B1" style:family="table-cell">
      <style:table-cell-properties fo:padding="0.1in" fo:border-left="0.05pt solid #000000" fo:border-right="none" fo:border-top="none" fo:border-bottom="none" style:writing-mode="page"/>
    </style:style>
    <style:style style:name="Table1" style:family="table">
      <style:table-properties style:width="7.5in" table:align="margins" fo:background-color="transparent">
        <style:background-image/>
      </style:table-properties>
    </style:style>
    <style:style style:name="Table1.A" style:family="table-column">
      <style:table-column-properties style:column-width="2.1243in" style:rel-column-width="3059*"/>
    </style:style>
    <style:style style:name="Table1.B" style:family="table-column">
      <style:table-column-properties style:column-width="5.3757in" style:rel-column-width="774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2in" fo:border="none" style:writing-mode="page"/>
    </style:style>
    <style:style style:name="Table2" style:family="table">
      <style:table-properties style:width="4.9757in" table:align="margins"/>
    </style:style>
    <style:style style:name="Table2.A" style:family="table-column">
      <style:table-column-properties style:column-width="2.4875in" style:rel-column-width="32767*"/>
    </style:style>
    <style:style style:name="Table2.B" style:family="table-column">
      <style:table-column-properties style:column-width="2.4882in" style:rel-column-width="32768*"/>
    </style:style>
    <style:style style:name="Table2.A1" style:family="table-cell">
      <style:table-cell-properties fo:padding="0.2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2in" fo:border-left="none" fo:border-right="0.05pt solid #000000" fo:border-top="0.05pt solid #000000" fo:border-bottom="0.05pt solid #000000" style:writing-mode="page"/>
    </style:style>
    <style:style style:name="Table4" style:family="table">
      <style:table-properties style:width="4.9757in" table:align="margins"/>
    </style:style>
    <style:style style:name="Table4.A" style:family="table-column">
      <style:table-column-properties style:column-width="2.4875in" style:rel-column-width="3582*"/>
    </style:style>
    <style:style style:name="Table4.B" style:family="table-column">
      <style:table-column-properties style:column-width="2.4882in" style:rel-column-width="3583*"/>
    </style:style>
    <style:style style:name="Table4.A1" style:family="table-cell">
      <style:table-cell-properties style:writing-mode="page"/>
    </style:style>
    <style:style style:name="Table2" style:family="table">
      <style:table-properties style:width="4.9757in" table:align="margins"/>
    </style:style>
    <style:style style:name="Table2.A" style:family="table-column">
      <style:table-column-properties style:column-width="2.4875in" style:rel-column-width="32767*"/>
    </style:style>
    <style:style style:name="Table2.B" style:family="table-column">
      <style:table-column-properties style:column-width="2.4882in" style:rel-column-width="32768*"/>
    </style:style>
    <style:style style:name="Table2.A1" style:family="table-cell">
      <style:table-cell-properties fo:padding="0.2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2in" fo:border-left="none" fo:border-right="0.05pt solid #000000" fo:border-top="0.05pt solid #000000" fo:border-bottom="0.05pt solid #000000" style:writing-mode="page"/>
    </style:style>
    <style:style style:name="Table4" style:family="table">
      <style:table-properties style:width="4.9757in" table:align="margins"/>
    </style:style>
    <style:style style:name="Table4.A" style:family="table-column">
      <style:table-column-properties style:column-width="2.4875in" style:rel-column-width="3582*"/>
    </style:style>
    <style:style style:name="Table4.B" style:family="table-column">
      <style:table-column-properties style:column-width="2.4882in" style:rel-column-width="3583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paragraph-properties fo:margin-top="0.0201in" fo:margin-bottom="0in" style:contextual-spacing="false" fo:text-align="center" style:justify-single-word="false"/>
      <style:text-properties fo:font-size="20pt" fo:font-weight="bold" officeooo:rsid="001bf1e1" officeooo:paragraph-rsid="001bf1e1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.0402in" fo:margin-bottom="0in" style:contextual-spacing="false" fo:text-align="center" style:justify-single-word="false"/>
      <style:text-properties fo:font-size="16pt" style:text-underline-style="solid" style:text-underline-width="auto" style:text-underline-color="font-color" fo:font-weight="normal" officeooo:rsid="0020bf0a" officeooo:paragraph-rsid="0020bf0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.0402in" fo:margin-bottom="0in" style:contextual-spacing="false" fo:text-align="start" style:justify-single-word="false"/>
      <style:text-properties fo:font-weight="normal" officeooo:rsid="001bf1e1" officeooo:paragraph-rsid="0020bf0a" style:font-weight-asian="normal" style:font-weight-complex="normal"/>
    </style:style>
    <style:style style:name="P4" style:family="paragraph" style:parent-style-name="Standard">
      <style:paragraph-properties fo:margin-top="0.0402in" fo:margin-bottom="0in" style:contextual-spacing="false" fo:text-align="start" style:justify-single-word="false"/>
      <style:text-properties officeooo:paragraph-rsid="0020bf0a"/>
    </style:style>
    <style:style style:name="P5" style:family="paragraph" style:parent-style-name="Standard">
      <style:paragraph-properties fo:margin-top="0.0402in" fo:margin-bottom="0in" style:contextual-spacing="false" fo:text-align="start" style:justify-single-word="false"/>
      <style:text-properties officeooo:rsid="001bf1e1" officeooo:paragraph-rsid="0020bf0a"/>
    </style:style>
    <style:style style:name="P6" style:family="paragraph" style:parent-style-name="Standard">
      <style:paragraph-properties fo:margin-top="0.0402in" fo:margin-bottom="0in" style:contextual-spacing="false" fo:text-align="start" style:justify-single-word="false"/>
      <style:text-properties fo:font-size="12pt" officeooo:rsid="001bf1e1" officeooo:paragraph-rsid="0020bf0a" style:font-size-asian="12pt" style:font-size-complex="12pt"/>
    </style:style>
    <style:style style:name="P7" style:family="paragraph" style:parent-style-name="Standard">
      <style:paragraph-properties fo:margin-top="0.0402in" fo:margin-bottom="0in" style:contextual-spacing="false" fo:text-align="center" style:justify-single-word="false"/>
      <style:text-properties officeooo:rsid="0020bf0a" officeooo:paragraph-rsid="0020bf0a"/>
    </style:style>
    <style:style style:name="P8" style:family="paragraph" style:parent-style-name="Standard">
      <style:paragraph-properties fo:text-align="center" style:justify-single-word="false"/>
      <style:text-properties officeooo:paragraph-rsid="00395095"/>
    </style:style>
    <style:style style:name="P9" style:family="paragraph" style:parent-style-name="Standard">
      <style:paragraph-properties fo:margin-top="0.0402in" fo:margin-bottom="0in" style:contextual-spacing="false" fo:text-align="start" style:justify-single-word="false"/>
      <style:text-properties officeooo:paragraph-rsid="00205a80"/>
    </style:style>
    <style:style style:name="P10" style:family="paragraph" style:parent-style-name="Standard">
      <style:paragraph-properties fo:margin-top="0.0402in" fo:margin-bottom="0in" style:contextual-spacing="false" fo:text-align="start" style:justify-single-word="false"/>
      <style:text-properties officeooo:paragraph-rsid="00336b8b"/>
    </style:style>
    <style:style style:name="P11" style:family="paragraph" style:parent-style-name="Standard">
      <style:paragraph-properties fo:margin-top="0.0402in" fo:margin-bottom="0in" style:contextual-spacing="false" fo:text-align="start" style:justify-single-word="false"/>
      <style:text-properties officeooo:paragraph-rsid="003614a1"/>
    </style:style>
    <style:style style:name="P12" style:family="paragraph" style:parent-style-name="Standard">
      <style:paragraph-properties fo:margin-top="0.0402in" fo:margin-bottom="0in" style:contextual-spacing="false" fo:text-align="start" style:justify-single-word="false"/>
      <style:text-properties officeooo:paragraph-rsid="0020bf0a"/>
    </style:style>
    <style:style style:name="P13" style:family="paragraph" style:parent-style-name="Standard">
      <style:paragraph-properties fo:margin-top="0.0402in" fo:margin-bottom="0in" style:contextual-spacing="false" fo:text-align="start" style:justify-single-word="false"/>
      <style:text-properties officeooo:paragraph-rsid="00395095"/>
    </style:style>
    <style:style style:name="P14" style:family="paragraph" style:parent-style-name="Standard">
      <style:paragraph-properties fo:margin-top="0.0402in" fo:margin-bottom="0in" style:contextual-spacing="false" fo:text-align="center" style:justify-single-word="false"/>
      <style:text-properties fo:font-size="16pt" style:text-underline-style="solid" style:text-underline-width="auto" style:text-underline-color="font-color" fo:font-weight="normal" officeooo:rsid="001bf1e1" officeooo:paragraph-rsid="00205a8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.0402in" fo:margin-bottom="0in" style:contextual-spacing="false" fo:text-align="center" style:justify-single-word="false"/>
      <style:text-properties fo:font-size="16pt" style:text-underline-style="solid" style:text-underline-width="auto" style:text-underline-color="font-color" fo:font-weight="normal" officeooo:rsid="003614a1" officeooo:paragraph-rsid="003614a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top="0.0402in" fo:margin-bottom="0in" style:contextual-spacing="false" fo:text-align="center" style:justify-single-word="false"/>
      <style:text-properties fo:font-size="16pt" style:text-underline-style="solid" style:text-underline-width="auto" style:text-underline-color="font-color" fo:font-weight="normal" officeooo:rsid="0020bf0a" officeooo:paragraph-rsid="00395095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.0402in" fo:margin-bottom="0in" style:contextual-spacing="false" fo:text-align="start" style:justify-single-word="false"/>
      <style:text-properties fo:font-size="12pt" style:text-underline-style="none" fo:font-weight="normal" officeooo:rsid="001c9f7f" officeooo:paragraph-rsid="00205a8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0402in" fo:margin-bottom="0in" style:contextual-spacing="false" fo:text-align="start" style:justify-single-word="false"/>
      <style:text-properties fo:font-size="12pt" officeooo:paragraph-rsid="0020bf0a" style:font-size-asian="12pt" style:font-size-complex="12pt"/>
    </style:style>
    <style:style style:name="P19" style:family="paragraph" style:parent-style-name="Standard">
      <style:paragraph-properties fo:margin-top="0.0402in" fo:margin-bottom="0in" style:contextual-spacing="false" fo:text-align="start" style:justify-single-word="false"/>
      <style:text-properties fo:font-size="12pt" officeooo:paragraph-rsid="00395095" style:font-size-asian="12pt" style:font-size-complex="12pt"/>
    </style:style>
    <style:style style:name="P20" style:family="paragraph" style:parent-style-name="Standard">
      <style:paragraph-properties fo:margin-top="0.0402in" fo:margin-bottom="0in" style:contextual-spacing="false" fo:text-align="start" style:justify-single-word="false"/>
      <style:text-properties fo:font-weight="normal" officeooo:rsid="001bf1e1" officeooo:paragraph-rsid="00205a80" style:font-weight-asian="normal" style:font-weight-complex="normal"/>
    </style:style>
    <style:style style:name="P21" style:family="paragraph" style:parent-style-name="Standard">
      <style:paragraph-properties fo:margin-top="0.0402in" fo:margin-bottom="0in" style:contextual-spacing="false" fo:text-align="start" style:justify-single-word="false"/>
      <style:text-properties officeooo:rsid="001bf1e1" officeooo:paragraph-rsid="00205a80"/>
    </style:style>
    <style:style style:name="P22" style:family="paragraph" style:parent-style-name="Standard">
      <style:paragraph-properties fo:margin-top="0.0402in" fo:margin-bottom="0in" style:contextual-spacing="false" fo:text-align="start" style:justify-single-word="false"/>
      <style:text-properties officeooo:rsid="001bf1e1" officeooo:paragraph-rsid="0026b631"/>
    </style:style>
    <style:style style:name="P23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Linux Libertine Display G" fo:font-size="11pt" fo:font-style="italic" style:text-underline-style="none" fo:font-weight="normal" officeooo:rsid="0020bf0a" officeooo:paragraph-rsid="0020bf0a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margin-top="0.0402in" fo:margin-bottom="0in" style:contextual-spacing="false" fo:text-align="center" style:justify-single-word="false"/>
      <style:text-properties officeooo:rsid="0020bf0a" officeooo:paragraph-rsid="0020bf0a"/>
    </style:style>
    <style:style style:name="P25" style:family="paragraph" style:parent-style-name="Standard">
      <style:paragraph-properties fo:margin-top="0.0201in" fo:margin-bottom="0in" style:contextual-spacing="false" fo:text-align="start" style:justify-single-word="false"/>
      <style:text-properties fo:font-size="12pt" fo:font-weight="normal" officeooo:rsid="00263fb2" officeooo:paragraph-rsid="003e367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.0201in" fo:margin-bottom="0in" style:contextual-spacing="false" fo:text-align="start" style:justify-single-word="false"/>
      <style:text-properties fo:font-size="12pt" fo:font-weight="normal" officeooo:rsid="001bf1e1" officeooo:paragraph-rsid="003e367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.0201in" fo:margin-bottom="0in" style:contextual-spacing="false" fo:text-align="start" style:justify-single-word="false"/>
      <style:text-properties fo:font-weight="normal" officeooo:rsid="001bf1e1" officeooo:paragraph-rsid="002ed541" style:font-weight-asian="normal" style:font-weight-complex="normal"/>
    </style:style>
    <style:style style:name="P28" style:family="paragraph" style:parent-style-name="Standard">
      <style:paragraph-properties fo:margin-top="0.0201in" fo:margin-bottom="0in" style:contextual-spacing="false" fo:text-align="start" style:justify-single-word="false"/>
      <style:text-properties fo:font-weight="normal" officeooo:rsid="001bf1e1" officeooo:paragraph-rsid="003e3670" style:font-weight-asian="normal" style:font-weight-complex="normal"/>
    </style:style>
    <style:style style:name="P29" style:family="paragraph" style:parent-style-name="Standard">
      <style:paragraph-properties fo:margin-top="0.0201in" fo:margin-bottom="0in" style:contextual-spacing="false" fo:text-align="start" style:justify-single-word="false"/>
      <style:text-properties officeooo:paragraph-rsid="003e3670"/>
    </style:style>
    <style:style style:name="P3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1" style:family="paragraph">
      <style:paragraph-properties fo:text-align="start"/>
    </style:style>
    <style:style style:name="P3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1e1" style:font-weight-asian="normal" style:font-weight-complex="normal"/>
    </style:style>
    <style:style style:name="T3" style:family="text">
      <style:text-properties fo:font-weight="normal" officeooo:rsid="0020bf0a" style:font-weight-asian="normal" style:font-weight-complex="normal"/>
    </style:style>
    <style:style style:name="T4" style:family="text">
      <style:text-properties fo:font-weight="normal" officeooo:rsid="0037d89f" style:font-weight-asian="normal" style:font-weight-complex="normal"/>
    </style:style>
    <style:style style:name="T5" style:family="text">
      <style:text-properties fo:font-size="12pt" style:text-underline-style="none" fo:font-weight="normal" officeooo:rsid="001c9f7f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336b8b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3614a1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3e3670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63fb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bf0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9e21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bf1e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63fb2" style:font-size-asian="12pt" style:font-weight-asian="normal" style:font-size-complex="12pt" style:font-weight-complex="normal"/>
    </style:style>
    <style:style style:name="T14" style:family="text">
      <style:text-properties fo:font-size="12pt" officeooo:rsid="00263fb2" style:font-size-asian="12pt" style:font-size-complex="12pt"/>
    </style:style>
    <style:style style:name="T15" style:family="text">
      <style:text-properties fo:font-size="12pt" officeooo:rsid="001bf1e1" style:font-size-asian="12pt" style:font-size-complex="12pt"/>
    </style:style>
    <style:style style:name="T16" style:family="text">
      <style:text-properties officeooo:rsid="0020bf0a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1c9f7f" style:font-weight-asian="normal" style:font-weight-complex="normal"/>
    </style:style>
    <style:style style:name="T19" style:family="text">
      <style:text-properties style:text-underline-style="none" fo:font-weight="normal" officeooo:rsid="0020bf0a" style:font-weight-asian="normal" style:font-weight-complex="normal"/>
    </style:style>
    <style:style style:name="T20" style:family="text">
      <style:text-properties style:text-underline-style="none" officeooo:rsid="003e3670"/>
    </style:style>
    <style:style style:name="T21" style:family="text">
      <style:text-properties officeooo:rsid="001bf1e1"/>
    </style:style>
    <style:style style:name="T22" style:family="text">
      <style:text-properties officeooo:rsid="00395095"/>
    </style:style>
    <style:style style:name="T23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4" style:family="text">
      <style:text-properties officeooo:rsid="0039e210"/>
    </style:style>
    <style:style style:name="T25" style:family="text">
      <style:text-properties officeooo:rsid="003e3670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Ego State - Adult" form:control-implementation="ooo:com.sun.star.form.component.TextField" xml:id="control1" form:id="control1" form:tab-index="6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wareness of what's important here and now."/>
              <form:property form:property-name="ObjIDinMSO" office:value-type="float" office:value="65535"/>
            </form:properties>
          </form:text>
          <form:text form:name="Ego State - Critical" form:control-implementation="ooo:com.sun.star.form.component.TextField" xml:id="control2" form:id="control2" form:tab-index="7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ritical of others."/>
              <form:property form:property-name="ObjIDinMSO" office:value-type="float" office:value="65535"/>
            </form:properties>
          </form:text>
          <form:text form:name="Ego State - Nurturing" form:control-implementation="ooo:com.sun.star.form.component.TextField" xml:id="control3" form:id="control3" form:tab-index="8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akes care of others. (10 = to a fault)"/>
              <form:property form:property-name="ObjIDinMSO" office:value-type="float" office:value="65535"/>
            </form:properties>
          </form:text>
          <form:text form:name="Ego State - Natural" form:control-implementation="ooo:com.sun.star.form.component.TextField" xml:id="control4" form:id="control4" form:tab-index="11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pontaneous/playful."/>
              <form:property form:property-name="ObjIDinMSO" office:value-type="float" office:value="65535"/>
            </form:properties>
          </form:text>
          <form:text form:name="Ego State - Adaptive" form:control-implementation="ooo:com.sun.star.form.component.TextField" xml:id="control5" form:id="control5" form:tab-index="12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ill do anything to obtain desire"/>
              <form:property form:property-name="ObjIDinMSO" office:value-type="float" office:value="65535"/>
            </form:properties>
          </form:text>
          <form:text form:name="Awareness - Self" form:control-implementation="ooo:com.sun.star.form.component.TextField" xml:id="control6" form:id="control6" form:tab-index="13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y did I do that?"/>
              <form:property form:property-name="ObjIDinMSO" office:value-type="float" office:value="65535"/>
            </form:properties>
          </form:text>
          <form:text form:name="Awareness - Emotional" form:control-implementation="ooo:com.sun.star.form.component.TextField" xml:id="control7" form:id="control7" form:tab-index="14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y do I feel this way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8" form:id="control8" form:tab-index="15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's happening around me?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Awareness - Social" form:control-implementation="ooo:com.sun.star.form.component.TextField" xml:id="control9" form:id="control9" form:tab-index="16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y did he do that?"/>
              <form:property form:property-name="ObjIDinMSO" office:value-type="float" office:value="65535"/>
            </form:properties>
          </form:text>
          <form:text form:name="Awareness - Physical" form:control-implementation="ooo:com.sun.star.form.component.TextField" xml:id="control10" form:id="control10" form:tab-index="17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an I jump that high?"/>
              <form:property form:property-name="ObjIDinMSO" office:value-type="float" office:value="65535"/>
            </form:properties>
          </form:text>
          <form:text form:name="Awareness - Spiritual" form:control-implementation="ooo:com.sun.star.form.component.TextField" xml:id="control11" form:id="control11" form:tab-index="18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happens when I die?"/>
              <form:property form:property-name="ObjIDinMSO" office:value-type="float" office:value="65535"/>
            </form:properties>
          </form:text>
          <form:text form:name="Traits - Coordination" form:control-implementation="ooo:com.sun.star.form.component.TextField" xml:id="control12" form:id="control12" form:tab-index="19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perform a task."/>
              <form:property form:property-name="ObjIDinMSO" office:value-type="float" office:value="65535"/>
            </form:properties>
          </form:text>
          <form:text form:name="Traits - Vitality" form:control-implementation="ooo:com.sun.star.form.component.TextField" xml:id="control13" form:id="control13" form:tab-index="21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overcome with their life."/>
              <form:property form:property-name="ObjIDinMSO" office:value-type="float" office:value="65535"/>
            </form:properties>
          </form:text>
          <form:text form:name="Traits - Savvy" form:control-implementation="ooo:com.sun.star.form.component.TextField" xml:id="control14" form:id="control14" form:tab-index="22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treet smarts and practical knowledge"/>
              <form:property form:property-name="ObjIDinMSO" office:value-type="float" office:value="65535"/>
            </form:properties>
          </form:text>
          <form:text form:name="Traits - Wisdom" form:control-implementation="ooo:com.sun.star.form.component.TextField" xml:id="control15" form:id="control15" form:tab-index="24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its - Humor" form:control-implementation="ooo:com.sun.star.form.component.TextField" xml:id="control16" form:id="control16" form:tab-index="25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Likeliness to crack a joke or act silly."/>
              <form:property form:property-name="ObjIDinMSO" office:value-type="float" office:value="65535"/>
            </form:properties>
          </form:text>
          <form:text form:name="Traits - Attractiveness" form:control-implementation="ooo:com.sun.star.form.component.TextField" xml:id="control17" form:id="control17" form:tab-index="26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Beauty, handsomeness or irresistibility."/>
              <form:property form:property-name="ObjIDinMSO" office:value-type="float" office:value="65535"/>
            </form:properties>
          </form:text>
          <form:textarea form:name="Self Discipline - Industry" form:control-implementation="ooo:com.sun.star.form.component.TextField" xml:id="control18" form:id="control18" form:tab-index="37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Hard working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Moderation" form:control-implementation="ooo:com.sun.star.form.component.TextField" xml:id="control19" form:id="control19" form:tab-index="27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elf control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Silence" form:control-implementation="ooo:com.sun.star.form.component.TextField" xml:id="control20" form:id="control20" form:tab-index="29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keep quit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Order" form:control-implementation="ooo:com.sun.star.form.component.TextField" xml:id="control21" form:id="control21" form:tab-index="31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 keep ones belongs together; Without a mess.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Accountability" form:control-implementation="ooo:com.sun.star.form.component.TextField" xml:id="control22" form:id="control22" form:tab-index="33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make good decisions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Frugality" form:control-implementation="ooo:com.sun.star.form.component.TextField" xml:id="control23" form:id="control23" form:tab-index="35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save money.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Sincerity" form:control-implementation="ooo:com.sun.star.form.component.TextField" xml:id="control24" form:id="control24" form:tab-index="39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 be truthful.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Courage" form:control-implementation="ooo:com.sun.star.form.component.TextField" xml:id="control25" form:id="control25" form:tab-index="40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Justice" form:control-implementation="ooo:com.sun.star.form.component.TextField" xml:id="control26" form:id="control26" form:tab-index="28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be fair and reasonabl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Moderation" form:control-implementation="ooo:com.sun.star.form.component.TextField" xml:id="control27" form:id="control27" form:tab-index="30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elf-restraint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Cleanliness" form:control-implementation="ooo:com.sun.star.form.component.TextField" xml:id="control28" form:id="control28" form:tab-index="32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elf care and hygien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Calmness" form:control-implementation="ooo:com.sun.star.form.component.TextField" xml:id="control29" form:id="control29" form:tab-index="34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sence of agitation.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Chastity" form:control-implementation="ooo:com.sun.star.form.component.TextField" xml:id="control30" form:id="control30" form:tab-index="36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elf-restraint in sexual manners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lf Discipline - Humility" form:control-implementation="ooo:com.sun.star.form.component.TextField" xml:id="control31" form:id="control31" form:tab-index="38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 view oneself in a modest way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pecialties &amp; Training" form:control-implementation="ooo:com.sun.star.form.component.TextField" xml:id="control32" form:id="control32" form:tab-index="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are they best at? How did they get there?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area form:name="Quirks &amp; Mannerisms" form:control-implementation="ooo:com.sun.star.form.component.TextField" xml:id="control33" form:id="control33" form:tab-index="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habits do they have?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area form:name="Boundaries &amp; Triggers" form:control-implementation="ooo:com.sun.star.form.component.TextField" xml:id="control34" form:id="control34" form:tab-index="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are they uncomfortable around? What will set them off?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Ego State - Rebellious" form:control-implementation="ooo:com.sun.star.form.component.TextField" xml:id="control35" form:id="control35" form:tab-index="10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on't take instruction."/>
              <form:property form:property-name="ObjIDinMSO" office:value-type="float" office:value="65535"/>
            </form:properties>
          </form:text>
          <form:text form:name="Traits - Solidity" form:control-implementation="ooo:com.sun.star.form.component.TextField" xml:id="control36" form:id="control36" form:tab-index="23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its - Charisma" form:control-implementation="ooo:com.sun.star.form.component.TextField" xml:id="control37" form:id="control37" form:tab-index="20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bility to pull in and direct a crowd."/>
              <form:property form:property-name="ObjIDinMSO" office:value-type="float" office:value="65535"/>
            </form:properties>
          </form:text>
          <form:text form:name="Traits - Altruism" form:control-implementation="ooo:com.sun.star.form.component.TextField" xml:id="control38" form:id="control38" form:tab-index="42" form:max-length="254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ompassion and caring for other life."/>
              <form:property form:property-name="ObjIDinMSO" office:value-type="float" office:value="65535"/>
            </form:properties>
          </form:text>
          <form:text form:name="Traits - Analytical" form:control-implementation="ooo:com.sun.star.form.component.TextField" xml:id="control39" form:id="control39" form:tab-index="41" form:max-length="3" form:data-field="Number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Logical reasoning of actions or surroundings."/>
              <form:property form:property-name="ObjIDinMSO" office:value-type="float" office:value="65535"/>
            </form:properties>
          </form:text>
          <form:textarea form:name="Interests" form:control-implementation="ooo:com.sun.star.form.component.TextField" xml:id="control40" form:id="control40" form:tab-index="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excites them?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area form:name="Dislikes" form:control-implementation="ooo:com.sun.star.form.component.TextField" xml:id="control41" form:id="control41" form:tab-index="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disgusts them?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date form:name="Date Field" form:control-implementation="ooo:com.sun.star.form.component.DateField" xml:id="control42" form:id="control42" form:min-value="1800-01-01" form:tab-index="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HelpText" office:value-type="string" office:string-value="What is the date of creating this document?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Author Name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is your name?"/>
              <form:property form:property-name="ObjIDinMSO" office:value-type="float" office:value="65535"/>
            </form:properties>
          </form:text>
          <form:textarea form:name="Gender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is the gender of your character?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haracter Name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is your character's name?"/>
              <form:property form:property-name="ObjIDinMSO" office:value-type="float" office:value="65535"/>
            </form:properties>
          </form:text>
          <form:text form:name="Age Input" form:control-implementation="ooo:com.sun.star.form.component.TextField" xml:id="control46" form:id="control46" form:tab-index="4" form:max-length="254" form:data-field="Numb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is the age of your character?"/>
              <form:property form:property-name="ObjIDinMSO" office:value-type="float" office:value="65535"/>
            </form:properties>
          </form:text>
          <form:text form:name="Story title" form:control-implementation="ooo:com.sun.star.form.component.TextField" xml:id="control47" form:id="control4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What is your name?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ity Traits Outline</text:p>
      <table:table table:name="Table3" table:style-name="Table3">
        <table:table-column table:style-name="Table3.A"/>
        <table:table-column table:style-name="Table3.B"/>
        <table:table-row table:style-name="TableLine2057218701984">
          <table:table-cell table:style-name="Table3.A1" office:value-type="string">
            <text:p text:style-name="P29"><text:span text:style-name="T11">Author</text:span><text:span text:style-name="T12"> </text:span><text:span text:style-name="T13">Name</text:span><text:span text:style-name="T12"><text:tab/></text:span><draw:control text:anchor-type="as-char" svg:y="-0.2217in" draw:z-index="42" draw:name="Creator Name" draw:style-name="gr1" draw:text-style-name="P30" svg:width="2.5094in" svg:height="0.3232in" draw:control="control43"/></text:p>
            <text:p text:style-name="P25">Date<text:tab/><text:tab/><draw:control text:anchor-type="as-char" draw:z-index="41" draw:name="Shape6" draw:style-name="gr3" draw:text-style-name="P31" svg:width="2.5094in" svg:height="0.3205in" draw:control="control42"/></text:p>
            <text:p text:style-name="P25"><text:span text:style-name="T20">Story title</text:span><text:span text:style-name="T17"><text:tab/></text:span><text:span text:style-name="T17"><draw:control text:anchor-type="as-char" svg:y="-0.2217in" draw:z-index="46" draw:name="Creator Name_0" draw:style-name="gr1" draw:text-style-name="P30" svg:width="2.5197in" svg:height="0.3232in" draw:control="control47"/></text:span></text:p>
          </table:table-cell>
          <table:table-cell table:style-name="Table3.B1" office:value-type="string">
            <text:p text:style-name="P28">Character Name <text:tab/><draw:control text:anchor-type="as-char" draw:z-index="44" draw:name="Shape1" draw:style-name="gr2" draw:text-style-name="P30" svg:width="2.0043in" svg:height="0.3232in" draw:control="control45"/></text:p>
            <text:p text:style-name="P28">Age <text:tab/><text:tab/><text:tab/><draw:control text:anchor-type="as-char" draw:z-index="45" draw:name="Shape2" draw:style-name="gr2" draw:text-style-name="P30" svg:width="2.0071in" svg:height="0.3004in" draw:control="control46"/></text:p>
            <text:p text:style-name="P26"><text:span text:style-name="T21">Gender <text:tab/><text:tab/></text:span><text:span text:style-name="T21"><draw:control text:anchor-type="as-char" draw:z-index="43" draw:name="Shape3" draw:style-name="gr2" draw:text-style-name="P30" svg:width="2.0177in" svg:height="0.3205in" draw:control="control44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Rate on a scale of 1 – 10</text:p>
            <text:p text:style-name="P14">Ego States</text:p>
            <text:p text:style-name="P20"><draw:control text:anchor-type="as-char" draw:z-index="0" draw:name="Shape4" draw:style-name="gr4" draw:text-style-name="P32" svg:width="0.3559in" svg:height="0.2504in" draw:control="control1"/><text:tab/>Adult</text:p>
            <text:p text:style-name="P9"><text:span text:style-name="T2"><draw:control text:anchor-type="as-char" draw:z-index="1" draw:name="Shape4_0" draw:style-name="gr4" draw:text-style-name="P32" svg:width="0.3559in" svg:height="0.2504in" draw:control="control2"/></text:span><text:span text:style-name="T2"><text:tab/>Critical</text:span></text:p>
            <text:p text:style-name="P9"><text:span text:style-name="T2"><draw:control text:anchor-type="as-char" draw:z-index="2" draw:name="Shape4_1" draw:style-name="gr4" draw:text-style-name="P32" svg:width="0.3559in" svg:height="0.2504in" draw:control="control3"/></text:span><text:span text:style-name="T2"><text:tab/>Nurturing</text:span></text:p>
            <text:p text:style-name="P22"><text:span text:style-name="T1"><draw:control text:anchor-type="as-char" draw:z-index="34" draw:name="Shape4_2" draw:style-name="gr5" draw:text-style-name="P32" svg:width="0.3559in" svg:height="0.2504in" draw:control="control35"/></text:span><text:span text:style-name="T1"><text:tab/>Rebellious</text:span></text:p>
            <text:p text:style-name="P21"><text:span text:style-name="T1"><draw:control text:anchor-type="as-char" draw:z-index="3" draw:name="Shape4_3" draw:style-name="gr4" draw:text-style-name="P32" svg:width="0.3559in" svg:height="0.2504in" draw:control="control4"/></text:span><text:span text:style-name="T1"><text:tab/>Natural</text:span></text:p>
            <text:p text:style-name="P21"><text:span text:style-name="T1"><draw:control text:anchor-type="as-char" draw:z-index="4" draw:name="Shape4_4" draw:style-name="gr4" draw:text-style-name="P32" svg:width="0.3559in" svg:height="0.2504in" draw:control="control5"/></text:span><text:span text:style-name="T1"><text:tab/>Adaptive</text:span></text:p>
            <text:p text:style-name="P21"><text:span text:style-name="T1"/></text:p>
            <text:p text:style-name="P14">Awareness</text:p>
            <text:p text:style-name="P17"><draw:control text:anchor-type="as-char" draw:z-index="5" draw:name="Shape4_5" draw:style-name="gr4" draw:text-style-name="P32" svg:width="0.3559in" svg:height="0.2504in" draw:control="control6"/><text:tab/>Self</text:p>
            <text:p text:style-name="P17"><draw:control text:anchor-type="as-char" draw:z-index="6" draw:name="Shape4_6" draw:style-name="gr4" draw:text-style-name="P32" svg:width="0.3559in" svg:height="0.2504in" draw:control="control7"/><text:tab/>Emotional</text:p>
            <text:p text:style-name="P17"><draw:control text:anchor-type="as-char" draw:z-index="7" draw:name="Shape4_7" draw:style-name="gr4" draw:text-style-name="P32" svg:width="0.3559in" svg:height="0.2504in" draw:control="control8"/><text:tab/>Surrounding</text:p>
            <text:p text:style-name="P17"><draw:control text:anchor-type="as-char" draw:z-index="8" draw:name="Shape4_8" draw:style-name="gr4" draw:text-style-name="P32" svg:width="0.3559in" svg:height="0.2504in" draw:control="control9"/><text:tab/>Social</text:p>
            <text:p text:style-name="P17"><draw:control text:anchor-type="as-char" draw:z-index="9" draw:name="Shape4_9" draw:style-name="gr4" draw:text-style-name="P32" svg:width="0.3559in" svg:height="0.2504in" draw:control="control10"/><text:tab/>Physical</text:p>
            <text:p text:style-name="P9"><draw:control text:anchor-type="as-char" draw:z-index="10" draw:name="Shape4_10" draw:style-name="gr4" draw:text-style-name="P32" svg:width="0.3559in" svg:height="0.2504in" draw:control="control11"/><text:tab/>Spiritual</text:p>
            <text:p text:style-name="P9"/>
            <text:p text:style-name="P15">Traits</text:p>
            <text:p text:style-name="P9"><text:span text:style-name="T5"><draw:control text:anchor-type="as-char" draw:z-index="11" draw:name="Shape4_13" draw:style-name="gr4" draw:text-style-name="P32" svg:width="0.3559in" svg:height="0.2504in" draw:control="control12"/></text:span><text:span text:style-name="T5"><text:tab/></text:span><text:span text:style-name="T7">Coordination</text:span></text:p>
            <text:p text:style-name="P11"><text:span text:style-name="T5"><draw:control text:anchor-type="as-char" draw:z-index="36" draw:name="Shape4_11" draw:style-name="gr4" draw:text-style-name="P32" svg:width="0.3559in" svg:height="0.2504in" draw:control="control37"/></text:span><text:span text:style-name="T5"><text:tab/>Charisma</text:span></text:p>
            <text:p text:style-name="P9"><text:span text:style-name="T5"><draw:control text:anchor-type="as-char" draw:z-index="12" draw:name="Shape4_14" draw:style-name="gr4" draw:text-style-name="P32" svg:width="0.3559in" svg:height="0.2504in" draw:control="control13"/></text:span><text:span text:style-name="T5"><text:tab/></text:span><text:span text:style-name="T7">Vitality </text:span></text:p>
            <text:p text:style-name="P9"><text:span text:style-name="T5"><draw:control text:anchor-type="as-char" draw:z-index="13" draw:name="Shape4_15" draw:style-name="gr4" draw:text-style-name="P32" svg:width="0.3559in" svg:height="0.2504in" draw:control="control14"/></text:span><text:span text:style-name="T5"><text:tab/></text:span><text:span text:style-name="T7">Savvy</text:span></text:p>
            <text:p text:style-name="P11"><text:span text:style-name="T5"><draw:control text:anchor-type="as-char" draw:z-index="35" draw:name="Shape4_12" draw:style-name="gr4" draw:text-style-name="P32" svg:width="0.3559in" svg:height="0.2504in" draw:control="control36"/></text:span><text:span text:style-name="T5"><text:tab/></text:span><text:span text:style-name="T7">Solidity</text:span></text:p>
            <text:p text:style-name="P9"><text:span text:style-name="T5"><draw:control text:anchor-type="as-char" draw:z-index="14" draw:name="Shape4_16" draw:style-name="gr4" draw:text-style-name="P32" svg:width="0.3559in" svg:height="0.2504in" draw:control="control15"/></text:span><text:span text:style-name="T5"><text:tab/></text:span><text:span text:style-name="T7">Intellect</text:span></text:p>
            <text:p text:style-name="P9"><text:span text:style-name="T5"><draw:control text:anchor-type="as-char" draw:z-index="15" draw:name="Shape4_17" draw:style-name="gr4" draw:text-style-name="P32" svg:width="0.3559in" svg:height="0.2504in" draw:control="control16"/></text:span><text:span text:style-name="T5"><text:tab/>Humor</text:span></text:p>
            <text:p text:style-name="P9"><draw:control text:anchor-type="as-char" draw:z-index="16" draw:name="Shape4_21" draw:style-name="gr4" draw:text-style-name="P32" svg:width="0.3559in" svg:height="0.2504in" draw:control="control17"/><text:span text:style-name="T5"><text:tab/>Attractiveness</text:span></text:p>
            <text:p text:style-name="P10"><text:span text:style-name="T6"/></text:p>
          </table:table-cell>
          <table:table-cell table:style-name="Table1.A1" office:value-type="string">
            <text:p text:style-name="P2">Self Discipline (Values)</text:p>
            <table:table table:name="Table2" table:style-name="Table2">
              <table:table-column table:style-name="Table2.A"/>
              <table:table-column table:style-name="Table2.B"/>
              <table:table-row table:style-name="TableLine2057218695728">
                <table:table-cell table:style-name="Table2.A1" office:value-type="string">
                  <text:p text:style-name="P3"><draw:control text:anchor-type="as-char" draw:z-index="18" draw:name="Shape4_23" draw:style-name="gr4" draw:text-style-name="P32" svg:width="0.3559in" svg:height="0.2504in" draw:control="control19"/><text:tab/><text:span text:style-name="T16">Moderation</text:span></text:p>
                  <text:p text:style-name="P4"><text:span text:style-name="T2"><draw:control text:anchor-type="as-char" draw:z-index="19" draw:name="Shape4_24" draw:style-name="gr4" draw:text-style-name="P32" svg:width="0.3559in" svg:height="0.2504in" draw:control="control20"/></text:span><text:span text:style-name="T2"><text:tab/></text:span><text:span text:style-name="T3">Silence</text:span></text:p>
                  <text:p text:style-name="P4"><text:span text:style-name="T2"><draw:control text:anchor-type="as-char" draw:z-index="20" draw:name="Shape4_25" draw:style-name="gr4" draw:text-style-name="P32" svg:width="0.3559in" svg:height="0.2504in" draw:control="control21"/></text:span><text:span text:style-name="T2"><text:tab/></text:span><text:span text:style-name="T3">Order</text:span></text:p>
                  <text:p text:style-name="P4"><text:span text:style-name="T2"><draw:control text:anchor-type="as-char" draw:z-index="21" draw:name="Shape4_26" draw:style-name="gr4" draw:text-style-name="P32" svg:width="0.3559in" svg:height="0.2504in" draw:control="control22"/></text:span><text:span text:style-name="T2"><text:tab/></text:span><text:span text:style-name="T4">Accountability</text:span></text:p>
                  <text:p text:style-name="P5"><text:span text:style-name="T1"><draw:control text:anchor-type="as-char" draw:z-index="22" draw:name="Shape4_27" draw:style-name="gr4" draw:text-style-name="P32" svg:width="0.3559in" svg:height="0.2504in" draw:control="control23"/></text:span><text:span text:style-name="T1"><text:tab/></text:span><text:span text:style-name="T3">Frugality</text:span></text:p>
                  <text:p text:style-name="P6"><text:span text:style-name="T1"><draw:control text:anchor-type="as-char" draw:z-index="17" draw:name="Shape4_20" draw:style-name="gr4" draw:text-style-name="P32" svg:width="0.3559in" svg:height="0.2504in" draw:control="control18"/></text:span><text:span text:style-name="T1"><text:tab/></text:span><text:span text:style-name="T3">Industry</text:span></text:p>
                  <text:p text:style-name="P4"><text:span text:style-name="T10"><draw:control text:anchor-type="as-char" draw:z-index="23" draw:name="Shape4_22" draw:style-name="gr4" draw:text-style-name="P32" svg:width="0.3559in" svg:height="0.2504in" draw:control="control24"/></text:span><text:span text:style-name="T10"><text:tab/>Sincerity/Honesty</text:span></text:p>
                  <text:p text:style-name="P13"><text:span text:style-name="T6"><draw:control text:anchor-type="as-char" draw:z-index="38" draw:name="Shape4_35" draw:style-name="gr4" draw:text-style-name="P32" svg:width="0.3559in" svg:height="0.2504in" draw:control="control39"/></text:span><text:span text:style-name="T5"><text:tab/></text:span><text:span text:style-name="T6">Analytical</text:span></text:p>
                </table:table-cell>
                <table:table-cell table:style-name="Table2.B1" office:value-type="string">
                  <text:p text:style-name="P4"><text:span text:style-name="T2"><draw:control text:anchor-type="as-char" draw:z-index="25" draw:name="Shape4_29" draw:style-name="gr4" draw:text-style-name="P32" svg:width="0.3559in" svg:height="0.2504in" draw:control="control26"/></text:span><text:span text:style-name="T2"><text:tab/></text:span><text:span text:style-name="T3">Justice</text:span></text:p>
                  <text:p text:style-name="P4"><text:span text:style-name="T2"><draw:control text:anchor-type="as-char" draw:z-index="26" draw:name="Shape4_30" draw:style-name="gr4" draw:text-style-name="P32" svg:width="0.3559in" svg:height="0.2504in" draw:control="control27"/></text:span><text:span text:style-name="T2"><text:tab/></text:span><text:span text:style-name="T3">Moderation</text:span></text:p>
                  <text:p text:style-name="P4"><text:span text:style-name="T2"><draw:control text:anchor-type="as-char" draw:z-index="27" draw:name="Shape4_31" draw:style-name="gr4" draw:text-style-name="P32" svg:width="0.3559in" svg:height="0.2504in" draw:control="control28"/></text:span><text:span text:style-name="T2"><text:tab/></text:span><text:span text:style-name="T3">Cleanliness</text:span></text:p>
                  <text:p text:style-name="P5"><text:span text:style-name="T1"><draw:control text:anchor-type="as-char" draw:z-index="28" draw:name="Shape4_32" draw:style-name="gr4" draw:text-style-name="P32" svg:width="0.3559in" svg:height="0.2504in" draw:control="control29"/></text:span><text:span text:style-name="T1"><text:tab/></text:span><text:span text:style-name="T3">Calmness</text:span></text:p>
                  <text:p text:style-name="P5"><text:span text:style-name="T1"><draw:control text:anchor-type="as-char" draw:z-index="29" draw:name="Shape4_33" draw:style-name="gr4" draw:text-style-name="P32" svg:width="0.3559in" svg:height="0.2504in" draw:control="control30"/></text:span><text:span text:style-name="T1"><text:tab/></text:span><text:span text:style-name="T3">Chastity</text:span></text:p>
                  <text:p text:style-name="P6"><text:span text:style-name="T1"><draw:control text:anchor-type="as-char" draw:z-index="30" draw:name="Shape4_34" draw:style-name="gr4" draw:text-style-name="P32" svg:width="0.3559in" svg:height="0.2504in" draw:control="control31"/></text:span><text:span text:style-name="T1"><text:tab/></text:span><text:span text:style-name="T3">Humility</text:span></text:p>
                  <text:p text:style-name="P18"><text:span text:style-name="T3"><draw:control text:anchor-type="as-char" draw:z-index="24" draw:name="Shape4_28" draw:style-name="gr4" draw:text-style-name="P32" svg:width="0.3559in" svg:height="0.2504in" draw:control="control25"/></text:span><text:span text:style-name="T3"><text:tab/>Courage</text:span></text:p>
                  <text:p text:style-name="P19"><text:span text:style-name="T18"><draw:control text:anchor-type="as-char" draw:z-index="37" draw:name="Shape4_19" draw:style-name="gr5" draw:text-style-name="P32" svg:width="0.3559in" svg:height="0.2504in" draw:control="control38"/></text:span><text:span text:style-name="T18"><text:tab/></text:span><text:span text:style-name="T19">Altruism</text:span></text:p>
                </table:table-cell>
              </table:table-row>
            </table:table>
            <text:p text:style-name="P2">Specialties <text:span text:style-name="T22">&amp; Training</text:span></text:p>
            <text:p text:style-name="P2"><draw:control text:anchor-type="as-char" draw:z-index="31" draw:name="Shape5" draw:style-name="gr4" draw:text-style-name="P30" svg:width="4.615in" svg:height="0.8843in" draw:control="control32"/></text:p>
            <text:p text:style-name="P2">Quirks &amp; Mannerisms</text:p>
            <text:p text:style-name="P7"><draw:control text:anchor-type="as-char" draw:z-index="32" draw:name="Shape5_0" draw:style-name="gr4" draw:text-style-name="P30" svg:width="4.615in" svg:height="0.8717in" draw:control="control33"/></text:p>
            <table:table table:name="Table4" table:style-name="Table4">
              <table:table-column table:style-name="Table4.A"/>
              <table:table-column table:style-name="Table4.B"/>
              <table:table-row table:style-name="TableLine2055986961600">
                <table:table-cell table:style-name="Table4.A1" office:value-type="string">
                  <text:p text:style-name="P16">Interests</text:p>
                </table:table-cell>
                <table:table-cell table:style-name="Table4.A1" office:value-type="string">
                  <text:p text:style-name="P16">Dislikes</text:p>
                </table:table-cell>
              </table:table-row>
              <table:table-row table:style-name="TableLine2055986961600">
                <table:table-cell table:style-name="Table4.A1" office:value-type="string">
                  <text:p text:style-name="P8"><draw:control text:anchor-type="as-char" draw:z-index="39" draw:name="Shape5_1" draw:style-name="gr4" draw:text-style-name="P30" svg:width="2.3768in" svg:height="0.8512in" draw:control="control40"/></text:p>
                </table:table-cell>
                <table:table-cell table:style-name="Table4.A1" office:value-type="string">
                  <text:p text:style-name="P8"><draw:control text:anchor-type="as-char" draw:z-index="40" draw:name="Shape5_3" draw:style-name="gr4" draw:text-style-name="P30" svg:width="2.3768in" svg:height="0.8512in" draw:control="control41"/></text:p>
                </table:table-cell>
              </table:table-row>
            </table:table>
            <text:p text:style-name="P7"><text:span text:style-name="T23">Boundaries &amp; Triggers</text:span></text:p>
            <text:p text:style-name="P7"><draw:control text:anchor-type="as-char" draw:z-index="33" draw:name="Shape5_2" draw:style-name="gr2" draw:text-style-name="P30" svg:width="4.615in" svg:height="0.9134in" draw:control="control34"/></text:p>
          </table:table-cell>
        </table:table-row>
      </table:table>
      <text:p text:style-name="P29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8:44:40.060000000</meta:creation-date>
    <dc:date>2021-04-12T23:32:01.095000000</dc:date>
    <meta:editing-duration>PT1H9M16S</meta:editing-duration>
    <meta:editing-cycles>24</meta:editing-cycles>
    <meta:generator>LibreOffice/7.0.2.2$Windows_X86_64 LibreOffice_project/8349ace3c3162073abd90d81fd06dcfb6b36b994</meta:generator>
    <meta:document-statistic meta:table-count="4" meta:image-count="0" meta:object-count="0" meta:page-count="1" meta:paragraph-count="58" meta:word-count="73" meta:character-count="588" meta:non-whitespace-character-count="517"/>
  </office:meta>
</office:document-meta>
</file>